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1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Standard">
      <style:text-properties fo:color="#ff0000" style:text-underline-style="solid" style:text-underline-width="auto" style:text-underline-color="font-color" fo:font-weight="bold" style:font-weight-asian="bold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text-indent="-0.25in" style:auto-text-indent="false"/>
      <style:text-properties fo:font-weight="bold" style:font-weight-asian="bold"/>
    </style:style>
    <style:style style:name="P1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">
      <style:paragraph-properties fo:margin-left="1in" fo:margin-right="0in" fo:text-indent="-0.25in" style:auto-text-indent="false"/>
    </style:style>
    <style:style style:name="P15" style:family="paragraph" style:parent-style-name="Standard" style:list-style-name="WWNum4">
      <style:paragraph-properties fo:margin-left="1in" fo:margin-right="0in" fo:text-indent="-0.25in" style:auto-text-indent="false"/>
    </style:style>
    <style:style style:name="P16" style:family="paragraph" style:parent-style-name="Standard" style:list-style-name="WWNum6">
      <style:paragraph-properties fo:margin-left="1in" fo:margin-right="0in" fo:text-indent="-0.25in" style:auto-text-indent="false"/>
    </style:style>
    <style:style style:name="P17" style:family="paragraph" style:parent-style-name="Standard" style:list-style-name="WWNum5">
      <style:paragraph-properties fo:margin-left="1in" fo:margin-right="0in" fo:text-indent="-0.25in" style:auto-text-indent="false"/>
    </style:style>
    <style:style style:name="P18" style:family="paragraph" style:parent-style-name="Standard" style:list-style-name="WWNum3">
      <style:paragraph-properties fo:margin-left="1in" fo:margin-right="0in" fo:text-indent="-0.25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20" style:family="paragraph" style:parent-style-name="Standard" style:list-style-name="WWNum5">
      <style:paragraph-properties fo:margin-left="1.5in" fo:margin-right="0in" fo:text-indent="-0.25in" style:auto-text-indent="false"/>
    </style:style>
    <style:style style:name="P21" style:family="paragraph" style:parent-style-name="Standard" style:list-style-name="WWNum5">
      <style:paragraph-properties fo:margin-left="1.5in" fo:margin-right="0in" fo:text-indent="-0.25in" style:auto-text-indent="false"/>
      <style:text-properties fo:font-weight="bold" style:font-weight-asian="bold"/>
    </style:style>
    <style:style style:name="P22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23" style:family="paragraph" style:parent-style-name="Standard" style:list-style-name="WWNum3">
      <style:paragraph-properties fo:margin-left="2in" fo:margin-right="0in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ja FFsky</text:p>
      <text:p text:style-name="Standard"/>
      <text:p text:style-name="Standard">I finished the full-frame sky residual correction and the residual-corrected fiber spectra are in /scratch/05865/maja_n/ffskysub/improved_spectra/nomask/. </text:p>
      <text:p text:style-name="Standard"/>
      <text:p text:style-name="Standard">The fiber order is the same as when you call get_fibers_table in the API. If you want to make a comparison plot of a shot, you can run </text:p>
      <text:p text:style-name="Standard">python /work/05865/maja_n/ls6/ffskysub/code/plot_shot.py &lt;shotid&gt; with your favorite shotid or </text:p>
      <text:p text:style-name="Standard">python /work/05865/maja_n/ls6/ffskysub/code/plot_random_shot.py to plot a random shotid</text:p>
      <text:p text:style-name="Standard">(it will want to save it in ../plots/ <text:s/>from where you are running this.)</text:p>
      <text:p text:style-name="Standard"/>
      <text:list xml:id="list2746042383" text:style-name="WWNum1">
        <text:list-item>
          <text:p text:style-name="P7">East vs West Track?</text:p>
        </text:list-item>
        <text:list-item>
          <text:p text:style-name="P7">Year over Year or Month by Month orlast xxx shots?</text:p>
          <text:list>
            <text:list-item>
              <text:p text:style-name="P14">how far back in history to go for the current frame?</text:p>
            </text:list-item>
            <text:list-item>
              <text:p text:style-name="P14">months have kind of become our defacto operable unit</text:p>
            </text:list-item>
            <text:list-item>
              <text:p text:style-name="P14">Where is history from? *cal.fits files, .h5 files (HETDEX_API), other??</text:p>
            </text:list-item>
            <text:list-item>
              <text:p text:style-name="P14">Ready to decide on </text:p>
            </text:list-item>
          </text:list>
        </text:list-item>
      </text:list>
      <text:p text:style-name="Standard"/>
      <text:p text:style-name="Standard">uses current month for the month, compute for the month then apply</text:p>
      <text:p text:style-name="Standard">can be a problem if there are not many in the month</text:p>
      <text:p text:style-name="Standard"><text:tab/>may go forward? (which we won’t really be able to do in general)</text:p>
      <text:p text:style-name="Standard"/>
      <text:p text:style-name="Standard">… might want to consider a full run to build up a catalog and then apply to ffsky on a per month basis -OR- compute as we go and pull in the last say 30-50 shots? (what about nearest 30-50 forward and back?)</text:p>
      <text:p text:style-name="Standard">?? how long to compute one month? e.g. if we recompute for each shot (or each day) what is the cost?</text:p>
      <text:p text:style-name="Standard"/>
      <text:p text:style-name="Standard"/>
      <text:p text:style-name="Standard">maybe do this on ingestion … not at Karl’s rfft step … concerned about calling python</text:p>
      <text:p text:style-name="Standard"><text:s/>… so we have the old ffsky UNTIL we go to build the h5 files, the apply this</text:p>
      <text:p text:style-name="Standard">… detection, etc is preformed only on local sky, so that is okay</text:p>
      <text:p text:style-name="Standard"/>
      <text:p text:style-name="Standard"/>
      <text:p text:style-name="Standard"/>
      <text:p text:style-name="Standard">20240313 - notes from talk with Maja</text:p>
      <text:p text:style-name="Standard"/>
      <text:p text:style-name="Standard">/scratch/05865/maja_n/ffskysub/ … subpaths have h5 </text:p>
      <text:p text:style-name="Standard"/>
      <text:p text:style-name="Standard">"/work/05865/maja_n/ls6/ffskysub" has the code</text:p>
      <text:p text:style-name="Standard"/>
      <text:p text:style-name="Standard"><text:span text:style-name="T1">(start here</text:span>) get_rescor_by_shot_nomask (does mask bad amps) – takes one parameter, shotid<text:line-break/><text:tab/>(get_rescor_by_mask) same but does not mask bright fibers, etc</text:p>
      <text:p text:style-name="Standard">&gt;&gt; note: nomask means it is not fiber-level masking, but it is still bad-amp masking</text:p>
      <text:p text:style-name="Standard"><text:soft-page-break/></text:p>
      <text:p text:style-name="Standard"/>
      <text:p text:style-name="Standard">get_improved_ffskysub</text:p>
      <text:p text:style-name="Standard">combin_rescore_by_month</text:p>
      <text:p text:style-name="Standard"/>
      <text:p text:style-name="Standard">validity check</text:p>
      <text:p text:style-name="Standard">plot_shot</text:p>
      <text:p text:style-name="Standard"/>
      <text:p text:style-name="Standard">check with Erin on quality checks before including the rescor to overwrite ffsky</text:p>
      <text:p text:style-name="Standard"/>
      <text:p text:style-name="Standard">maybe some comparison at computation time if ffsky (old) is some how better?</text:p>
      <text:p text:style-name="Standard"><text:s text:c="2"/>seems to be that after 2018-ish this is almost never the case, but there is maybe a few where it is better to NOT apply this? (In most of those cases, though calfib is bad too, so it does not really matter)</text:p>
      <text:p text:style-name="Standard"/>
      <text:p text:style-name="Standard">current output: /scratch/05865/maja_n/ffskysub/improved_spectra/pytables/nomask</text:p>
      <text:p text:style-name="Standard"/>
      <text:p text:style-name="Heading_20_2"><text:bookmark text:name="_ae1j38nqpbz1"/>Overall Notes:</text:p>
      <text:p text:style-name="Standard"/>
      <text:p text:style-name="P2">what is written to final h5 file (per shot):<text:line-break/>rescors median is approximately zero and is in counts<text:line-break/></text:p>
      <text:list xml:id="list441419271" text:style-name="WWNum4">
        <text:list-item>
          <text:p text:style-name="P8">improved_ffsky = fibers['calfib_ffsky'] - rescors</text:p>
        </text:list-item>
      </text:list>
      <text:p text:style-name="P3">Where rescors is:</text:p>
      <text:list xml:id="list105842374578116" text:continue-numbering="true" text:style-name="WWNum4">
        <text:list-item>
          <text:p text:style-name="P8">rescors[here] <text:s/>= rescor * gain[here] * ffskymod[expnum][None,:]<text:line-break/>where the gain is basically counts to flux along the wavelength direction</text:p>
          <text:list>
            <text:list-item>
              <text:p text:style-name="P15">gain = fibers['calfib'] / fibers['calfib_counts']</text:p>
            </text:list-item>
            <text:list-item>
              <text:p text:style-name="P15">ffskymod comes from the FullSkyModel (by exposures) from the original shot h5 files. There is one per shot per exposure (so 3 entries in each shot h5 file). It is two columns: wavelength, count with wavelength from 3470 to 5530 in steps of 0.1AA (so an interpolated model) for 20600 steps (index 0 to 20599)</text:p>
            </text:list-item>
            <text:list-item>
              <text:p text:style-name="P15">rescor = biweight averaged (by wavelength) of the per fiber spectra as a fraction of the corresponding original ffsky models (see more explanation a bit later)</text:p>
            </text:list-item>
          </text:list>
        </text:list-item>
      </text:list>
      <text:p text:style-name="P4"><text:line-break/><text:span text:style-name="T1">So, basically, it is an updated ffskymodel that is subtracted off the already ffsky subtracted fibers.</text:span></text:p>
      <text:p text:style-name="P2"/>
      <text:p text:style-name="Standard">Combining over “months” just takes the biweight location down the wavelengths for all multiframes (IFU+AMP (+ exposure?)) over the selected time range. Usually those within the same calendar month, but I added in the previous and next months as well for IFU+Amps that had fewer than 30 shots (90 exposures).</text:p>
      <text:p text:style-name="Standard"/>
      <text:p text:style-name="Standard"><text:soft-page-break/>How is the <text:span text:style-name="T1">rescor </text:span>computed? By shot: (note: not described, but for those multiframe+exposure that are in the bad amp table, those are skipped).</text:p>
      <text:list xml:id="list4018782974" text:style-name="WWNum2">
        <text:list-item>
          <text:p text:style-name="P9">take the per exposure model and interpolate it onto the normal grid (so 3470 to 5540 in steps of 2AA) … technically the 5530-5540 is an extrapolation based on the model but it seems to work</text:p>
        </text:list-item>
        <text:list-item>
          <text:p text:style-name="P9"><text:span text:style-name="T1">res_here </text:span>= fibers['calfib_ffsky'][here] / gain / ffskymod[expnum][None,:]<text:line-break/>where gain is the counts to flux conversion (as before)<text:line-break/>so basically, this takes the calfib_ffsky in flux, converts to counts and divides by the corresponding sky model … <text:span text:style-name="T1">so this becomes the ffsky fibers relative to the ffsky model … or the per fiber spectra as a fraction of the sky model</text:span></text:p>
        </text:list-item>
      </text:list>
      <text:p text:style-name="P2"/>
      <text:p text:style-name="P19">Upshot summary: smooths out variations in ffsky modeling by averaging (biweight) over roughly 1 month on a per fiber, per wavelength basis. This has a built in assumption that each fiber+wavelength (so each “pixel”) has a fixed or slowly varying “true” relationship to the corresponding sky value.</text:p>
      <text:p text:style-name="Standard"/>
      <text:p text:style-name="Heading_20_2"><text:bookmark text:name="_jmwjn3gxaz5o"/>Setup</text:p>
      <text:p text:style-name="Standard">Code is kept under /work/03261/polonius/hetdex/code/rescor/ffskysub/code/</text:p>
      <text:p text:style-name="Standard">Copy the entire structure from /work/03261/polonius/hetdex/code/rescor/</text:p>
      <text:p text:style-name="Standard">to /scratch/03261/polonius/rescor/code/rescor</text:p>
      <text:p text:style-name="Standard"/>
      <text:p text:style-name="Heading_20_1"><text:bookmark text:name="_851e7y4lka24"/>Running</text:p>
      <text:p text:style-name="P6">!!! Notice: MUST have already made the shot h5 files … the rescor code depends on them.<text:line-break/>So, big picture, must go through ingestion, then run rescor, then UPDATE the ingestion files !!!</text:p>
      <text:p text:style-name="Standard"/>
      <text:p text:style-name="Standard">.run file should be one line per date (not shot)</text:p>
      <text:p text:style-name="Standard">looks like:</text:p>
      <text:p text:style-name="Standard">python /work/05865/maja_n/ls6/ffskysub/code/get_improved_ffskysub.py 20221231016 1 0</text:p>
      <text:p text:style-name="Standard"/>
      <text:list xml:id="list2793702213" text:style-name="WWNum6">
        <text:list-item>
          <text:p text:style-name="P10">make sure the code on scratch is up to date:</text:p>
          <text:list>
            <text:list-item>
              <text:p text:style-name="P16">/scratch/03261/polonius/rescor/code/</text:p>
            </text:list-item>
          </text:list>
        </text:list-item>
        <text:list-item>
          <text:p text:style-name="P10">&gt;&gt;todo: look at the combine_rescor_by_month … not sure how much it needs in terms of resources, but I do not like the for loop in the slurm file. Will want to rework it.</text:p>
        </text:list-item>
      </text:list>
      <text:p text:style-name="Standard"/>
      <text:p text:style-name="Standard"/>
      <text:p text:style-name="Standard">Start in /scratch/03261/polonius/rescor/code/rescor/ffskysub/code</text:p>
      <text:list xml:id="list2804775600" text:style-name="WWNum5">
        <text:list-item>
          <text:p text:style-name="P11"><text:span text:style-name="T3">possibly </text:span><text:span text:style-name="T1">edit </text:span>get_improved_ffskysub.py, get_rescor_by_shot_nomask.py, get_rescor_by_shot.py, plot_shot.py …</text:p>
          <text:list>
            <text:list-item>
              <text:p text:style-name="P17"><text:soft-page-break/>update HDRVersion near the top to the current version</text:p>
            </text:list-item>
          </text:list>
        </text:list-item>
        <text:list-item>
          <text:p text:style-name="P11"><text:span text:style-name="T1">edit </text:span><text:span text:style-name="T4">make_rescor_by_shot.run</text:span></text:p>
          <text:list>
            <text:list-item>
              <text:p text:style-name="P17">near the top, set the correct path and search_str to get the shots you want</text:p>
            </text:list-item>
          </text:list>
        </text:list-item>
        <text:list-item>
          <text:p text:style-name="P11"><text:span text:style-name="T1">run make_rescor_by_shot.run </text:span>(may want idev depending on time)</text:p>
          <text:list>
            <text:list-item>
              <text:p text:style-name="P17">if only one or a few month, the login node is fine, otherwise may want an idev session (vm-small is okay)</text:p>
            </text:list-item>
            <text:list-item>
              <text:p text:style-name="P17">this produces rescore_by_shot.run</text:p>
            </text:list-item>
          </text:list>
        </text:list-item>
        <text:list-item>
          <text:p text:style-name="P11"><text:span text:style-name="T1">edit <text:s/></text:span><text:span text:style-name="T4">run_rescor_by_shot.slurm</text:span></text:p>
          <text:list>
            <text:list-item>
              <text:p text:style-name="P17">set the time, nodes and the run file</text:p>
            </text:list-item>
          </text:list>
        </text:list-item>
        <text:list-item>
          <text:p text:style-name="P12">sbatch run_rescor_by_shot.slurm</text:p>
          <text:list>
            <text:list-item>
              <text:p text:style-name="P17">calls into get_rescore_by_shot_nomask.py </text:p>
            </text:list-item>
            <text:list-item>
              <text:p text:style-name="P17">output goes under the working directory output/ffskysub/rescor/nomask/YYYYMM/individual</text:p>
              <text:list>
                <text:list-item>
                  <text:p text:style-name="P20">folder contains all shots+IFU+amp+exposure for that month<text:line-break/>(e.g. “20240331012_multi_425_049_059_LU_3.h5”)</text:p>
                </text:list-item>
              </text:list>
            </text:list-item>
            <text:list-item>
              <text:p text:style-name="P17">seems to take roughly 60 seconds for each shot, probably keep to single node with 12 cores per node for memory</text:p>
            </text:list-item>
            <text:list-item>
              <text:p text:style-name="P17">CHECK the output file. There can absolutely be problems, particularly with HETDEX_API and get_fibers_table() when using a new hdrX version.</text:p>
            </text:list-item>
          </text:list>
        </text:list-item>
      </text:list>
      <text:p text:style-name="P4"><text:line-break/>&gt;&gt; next need to join by month (combine_rescor_by_month.py) &lt;&lt; <text:s/>?? or get_improved_ffskysub<text:line-break/></text:p>
      <text:list xml:id="list105842546141733" text:continue-numbering="true" text:style-name="WWNum5">
        <text:list-item>
          <text:p text:style-name="P11"><text:span text:style-name="T1">run make_rescor_combine.run </text:span>&lt;start_YYYYMM&gt; &lt;end_YYYYMMM&gt;</text:p>
          <text:list>
            <text:list-item>
              <text:p text:style-name="P17">combines the record by month for every month between start and end in one month steps </text:p>
            </text:list-item>
            <text:list-item>
              <text:p text:style-name="P17">produces <text:span text:style-name="T1">rescor_combine.run </text:span>with one call per month to <text:span text:style-name="T1">combine_rescor_by_month.py<text:line-break/></text:span></text:p>
            </text:list-item>
          </text:list>
        </text:list-item>
        <text:list-item>
          <text:p text:style-name="P11"><text:span text:style-name="T1">source </text:span>or <text:span text:style-name="T1">bash </text:span>or <text:span text:style-name="T1">slurm rescor_combine.run </text:span></text:p>
          <text:list>
            <text:list-item>
              <text:p text:style-name="P17">the slurm is run_rescor_combine_by_month.slurm</text:p>
              <text:list>
                <text:list-item>
                  <text:p text:style-name="P20">edit as needed to set the time and the file to run</text:p>
                </text:list-item>
                <text:list-item>
                  <text:p text:style-name="P20">for later months, takes about 30 minutes to run through 12 months (so 5 minutes per month per core)</text:p>
                </text:list-item>
                <text:list-item>
                  <text:p text:style-name="P20">LEAVE this as 1 node with 12 cores, needs lots of memory</text:p>
                </text:list-item>
              </text:list>
            </text:list-item>
            <text:list-item>
              <text:p text:style-name="P17">operates at amp level, takes a while though … not a lot of memory needed I think</text:p>
            </text:list-item>
            <text:list-item>
              <text:p text:style-name="P17">for the slurm, it runs on a month level, so need to edit if SLURM to not exceed the lines</text:p>
            </text:list-item>
            <text:list-item>
              <text:p text:style-name="P17">output to: <text:s/>./output/ffskysub/rescor/nomask/YYYYMM/combined/xxx<text:line-break/><text:line-break/></text:p>
            </text:list-item>
          </text:list>
        </text:list-item>
        <text:list-item>
          <text:p text:style-name="P12">run make_rescor.run</text:p>
          <text:list>
            <text:list-item>
              <text:p text:style-name="P17"><text:span text:style-name="T2">!!!</text:span> make sure to delete or move any existing files that you want to re-do <text:span text:style-name="T1">BEFORE</text:span> you execute <text:span text:style-name="T1">make_rescor.run</text:span> since it skips any that already exist<text:span text:style-name="T2"> !!!</text:span></text:p>
              <text:list>
                <text:list-item>
                  <text:p text:style-name="P21"><text:soft-page-break/>!!! you may need to edit the paths at the top or make_resor.run</text:p>
                </text:list-item>
              </text:list>
            </text:list-item>
            <text:list-item>
              <text:p text:style-name="P17">this produces <text:span text:style-name="T1">rescor.run</text:span></text:p>
              <text:list>
                <text:list-item>
                  <text:p text:style-name="P21">!!!! you may need to trim away what you don’t want in rescor.run !!!</text:p>
                </text:list-item>
              </text:list>
            </text:list-item>
            <text:list-item>
              <text:p text:style-name="P17">make_rescor.run <text:s/>checks what rescor files already exist vs what shots exist on /scratch/projects</text:p>
              <text:list>
                <text:list-item>
                  <text:p text:style-name="P20">rescor files under:./output/ffskysub/improved_spectra/pytables/nomask/</text:p>
                </text:list-item>
                <text:list-item>
                  <text:p text:style-name="P20">shot files: /scratch/projects/hetdex/hdr4/reduction/data/</text:p>
                </text:list-item>
              </text:list>
            </text:list-item>
            <text:list-item>
              <text:p text:style-name="P17">!!! NOTICE: for future beyond hdr4 may need to update those paths (esp. the shot files location)<text:line-break/></text:p>
            </text:list-item>
          </text:list>
        </text:list-item>
        <text:list-item>
          <text:p text:style-name="P11"><text:span text:style-name="T1">edit run_rescor.slurm</text:span> appropriately for the entries in rescor.run</text:p>
          <text:list>
            <text:list-item>
              <text:p text:style-name="P17">need lots of memory so limit to 12 cores per node on ls6</text:p>
            </text:list-item>
            <text:list-item>
              <text:p text:style-name="P17">to keep the I/O down, probably limit to 1 node</text:p>
            </text:list-item>
            <text:list-item>
              <text:p text:style-name="P17">run time is really only 60-ish seconds per shot</text:p>
              <text:list>
                <text:list-item>
                  <text:p text:style-name="P20">so for 1 node at 12 cores, assume best case run time of 5-sec per (e.g. 60 per shot / 12 cores = 5 sec per shot over 12 cores on average) and then pad a bit for overhead</text:p>
                </text:list-item>
              </text:list>
            </text:list-item>
            <text:list-item>
              <text:p text:style-name="P17">the main call is to get_improved_ffskysub.py</text:p>
            </text:list-item>
          </text:list>
        </text:list-item>
      </text:list>
      <text:p text:style-name="P3"/>
      <text:list xml:id="list105841430006070" text:continue-numbering="true" text:style-name="WWNum5">
        <text:list-item>
          <text:p text:style-name="P12">sbatch run_rescor.slurm</text:p>
          <text:list>
            <text:list-item>
              <text:p text:style-name="P17">output should be to ../improved_spectra/pytables/nomask and are h5 files by shot</text:p>
            </text:list-item>
            <text:list-item>
              <text:p text:style-name="P17">can <text:span text:style-name="T3">re-run</text:span> <text:span text:style-name="T1">make_rescor.run</text:span> and pick up any that failed and then <text:span text:style-name="T3">re-edit </text:span><text:span text:style-name="T1">run_rescor.slurm</text:span> (shorten the time) and <text:span text:style-name="T3">re-batch</text:span> to pick up any that failed<text:line-break/></text:p>
            </text:list-item>
          </text:list>
        </text:list-item>
        <text:list-item>
          <text:p text:style-name="P11">may want to check some or all to see that there are differences<text:line-break/>back in the code directory can run <text:span text:style-name="T1">python plot_shot.py &lt;YYYYMMDDSSS&gt;</text:span></text:p>
          <text:list>
            <text:list-item>
              <text:p text:style-name="P17">output is to .output/plots and is a png named for the shot</text:p>
            </text:list-item>
            <text:list-item>
              <text:p text:style-name="P17">NEED to be in an idev … not enough memory on login node</text:p>
            </text:list-item>
            <text:list-item>
              <text:p text:style-name="P17">I have slightly updated this to show original ffsky, updated ffsky, difference <text:s/>instead of the original where the 3rd column was the calfib sky. New ordering is 4 columns: <text:s/>calfib, original ffsky, ffsky - rescor, difference (so essential, the rescor)<text:line-break/></text:p>
            </text:list-item>
          </text:list>
        </text:list-item>
        <text:list-item>
          <text:p text:style-name="P11"><text:s/><text:span text:style-name="T1">copy</text:span> ./output/ffskysub/improved_spectra/pytables/nomask/*.h5 <text:s/>to /scratch/projects/hetdex/hdrX/reduction/ffsky_rescor/</text:p>
          <text:list>
            <text:list-item>
              <text:p text:style-name="P17">-OR- whatever h5 files are new <text:s/>(form of YYYYMMDDSSS.h5)</text:p>
              <text:list>
                <text:list-item>
                  <text:p text:style-name="P20">e.g. like 202404*.h5 to select just the new month</text:p>
                </text:list-item>
              </text:list>
            </text:list-item>
          </text:list>
        </text:list-item>
      </text:list>
      <text:p text:style-name="Standard"/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 fo:font-weight="bold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29T10:58:40.847101123</dc:date>
    <meta:editing-duration>PT26S</meta:editing-duration>
    <meta:editing-cycles>1</meta:editing-cycles>
    <meta:document-statistic meta:table-count="0" meta:image-count="0" meta:object-count="0" meta:page-count="5" meta:paragraph-count="112" meta:word-count="1540" meta:character-count="9548" meta:non-whitespace-character-count="8152"/>
  </office:meta>
</office:document-meta>
</file>